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62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8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ext-properties fo:font-size="2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8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8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8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8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8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8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8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8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8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8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8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8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8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8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8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8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8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8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8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8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8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8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8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8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8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8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8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8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8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8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8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8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8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8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8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8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8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8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8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8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8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8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8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8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8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8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8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8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8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8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8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8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8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8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8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8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8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8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8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8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8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8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8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8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8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3" calcext:value-type="currency">
            <text:p>73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7.3" calcext:value-type="currency">
            <text:p>87,30 €</text:p>
          </table:table-cell>
          <table:table-cell table:formula="of:=[.O66]+[.N67]" office:value-type="currency" office:currency="EUR" office:value="3138.62765" calcext:value-type="currency">
            <text:p>3 138,63 €</text:p>
          </table:table-cell>
          <table:table-cell table:style-name="ce19" table:formula="of:=[.A67]*budgetjour-[.O67]" office:value-type="currency" office:currency="EUR" office:value="161.37235" calcext:value-type="currency">
            <text:p>161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8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table:number-columns-repeated="2"/>
          <table:table-cell table:style-name="ce13" table:formula="of:=[.F67]+[.E68]" office:value-type="float" office:value="4012.31" calcext:value-type="float">
            <text:p>4012</text:p>
          </table:table-cell>
          <table:table-cell/>
          <table:table-cell table:style-name="ce13" table:formula="of:=[.H67]+[.G68]" office:value-type="float" office:value="27360" calcext:value-type="float">
            <text:p>27360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3138.62765" calcext:value-type="currency">
            <text:p>3 138,63 €</text:p>
          </table:table-cell>
          <table:table-cell table:style-name="ce19" table:formula="of:=[.A68]*budgetjour-[.O68]" office:value-type="currency" office:currency="EUR" office:value="211.37235" calcext:value-type="currency">
            <text:p>211,37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8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4012.31" calcext:value-type="float">
            <text:p>4012</text:p>
          </table:table-cell>
          <table:table-cell/>
          <table:table-cell table:style-name="ce13" table:formula="of:=[.H68]+[.G69]" office:value-type="float" office:value="27360" calcext:value-type="float">
            <text:p>27360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3138.62765" calcext:value-type="currency">
            <text:p>3 138,63 €</text:p>
          </table:table-cell>
          <table:table-cell table:style-name="ce19" table:formula="of:=[.A69]*budgetjour-[.O69]" office:value-type="currency" office:currency="EUR" office:value="261.37235" calcext:value-type="currency">
            <text:p>261,37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8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4012.31" calcext:value-type="float">
            <text:p>4012</text:p>
          </table:table-cell>
          <table:table-cell/>
          <table:table-cell table:style-name="ce13" table:formula="of:=[.H69]+[.G70]" office:value-type="float" office:value="27360" calcext:value-type="float">
            <text:p>27360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3138.62765" calcext:value-type="currency">
            <text:p>3 138,63 €</text:p>
          </table:table-cell>
          <table:table-cell table:style-name="ce19" table:formula="of:=[.A70]*budgetjour-[.O70]" office:value-type="currency" office:currency="EUR" office:value="311.37235" calcext:value-type="currency">
            <text:p>311,37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8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4012.31" calcext:value-type="float">
            <text:p>4012</text:p>
          </table:table-cell>
          <table:table-cell/>
          <table:table-cell table:style-name="ce13" table:formula="of:=[.H70]+[.G71]" office:value-type="float" office:value="27360" calcext:value-type="float">
            <text:p>27360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3138.62765" calcext:value-type="currency">
            <text:p>3 138,63 €</text:p>
          </table:table-cell>
          <table:table-cell table:style-name="ce19" table:formula="of:=[.A71]*budgetjour-[.O71]" office:value-type="currency" office:currency="EUR" office:value="361.37235" calcext:value-type="currency">
            <text:p>361,37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8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4012.31" calcext:value-type="float">
            <text:p>4012</text:p>
          </table:table-cell>
          <table:table-cell/>
          <table:table-cell table:style-name="ce13" table:formula="of:=[.H71]+[.G72]" office:value-type="float" office:value="27360" calcext:value-type="float">
            <text:p>27360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3138.62765" calcext:value-type="currency">
            <text:p>3 138,63 €</text:p>
          </table:table-cell>
          <table:table-cell table:style-name="ce19" table:formula="of:=[.A72]*budgetjour-[.O72]" office:value-type="currency" office:currency="EUR" office:value="411.37235" calcext:value-type="currency">
            <text:p>411,37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8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4012.31" calcext:value-type="float">
            <text:p>4012</text:p>
          </table:table-cell>
          <table:table-cell/>
          <table:table-cell table:style-name="ce13" table:formula="of:=[.H72]+[.G73]" office:value-type="float" office:value="27360" calcext:value-type="float">
            <text:p>27360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3138.62765" calcext:value-type="currency">
            <text:p>3 138,63 €</text:p>
          </table:table-cell>
          <table:table-cell table:style-name="ce19" table:formula="of:=[.A73]*budgetjour-[.O73]" office:value-type="currency" office:currency="EUR" office:value="461.37235" calcext:value-type="currency">
            <text:p>461,37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8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4012.31" calcext:value-type="float">
            <text:p>4012</text:p>
          </table:table-cell>
          <table:table-cell/>
          <table:table-cell table:style-name="ce13" table:formula="of:=[.H73]+[.G74]" office:value-type="float" office:value="27360" calcext:value-type="float">
            <text:p>27360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3138.62765" calcext:value-type="currency">
            <text:p>3 138,63 €</text:p>
          </table:table-cell>
          <table:table-cell table:style-name="ce19" table:formula="of:=[.A74]*budgetjour-[.O74]" office:value-type="currency" office:currency="EUR" office:value="511.37235" calcext:value-type="currency">
            <text:p>511,37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8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4012.31" calcext:value-type="float">
            <text:p>4012</text:p>
          </table:table-cell>
          <table:table-cell/>
          <table:table-cell table:style-name="ce13" table:formula="of:=[.H74]+[.G75]" office:value-type="float" office:value="27360" calcext:value-type="float">
            <text:p>27360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3138.62765" calcext:value-type="currency">
            <text:p>3 138,63 €</text:p>
          </table:table-cell>
          <table:table-cell table:style-name="ce19" table:formula="of:=[.A75]*budgetjour-[.O75]" office:value-type="currency" office:currency="EUR" office:value="561.37235" calcext:value-type="currency">
            <text:p>561,37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8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4012.31" calcext:value-type="float">
            <text:p>4012</text:p>
          </table:table-cell>
          <table:table-cell/>
          <table:table-cell table:style-name="ce13" table:formula="of:=[.H75]+[.G76]" office:value-type="float" office:value="27360" calcext:value-type="float">
            <text:p>27360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3138.62765" calcext:value-type="currency">
            <text:p>3 138,63 €</text:p>
          </table:table-cell>
          <table:table-cell table:style-name="ce19" table:formula="of:=[.A76]*budgetjour-[.O76]" office:value-type="currency" office:currency="EUR" office:value="611.37235" calcext:value-type="currency">
            <text:p>611,37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8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4012.31" calcext:value-type="float">
            <text:p>4012</text:p>
          </table:table-cell>
          <table:table-cell/>
          <table:table-cell table:style-name="ce13" table:formula="of:=[.H76]+[.G77]" office:value-type="float" office:value="27360" calcext:value-type="float">
            <text:p>27360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3138.62765" calcext:value-type="currency">
            <text:p>3 138,63 €</text:p>
          </table:table-cell>
          <table:table-cell table:style-name="ce19" table:formula="of:=[.A77]*budgetjour-[.O77]" office:value-type="currency" office:currency="EUR" office:value="661.37235" calcext:value-type="currency">
            <text:p>661,37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8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4012.31" calcext:value-type="float">
            <text:p>4012</text:p>
          </table:table-cell>
          <table:table-cell/>
          <table:table-cell table:style-name="ce13" table:formula="of:=[.H77]+[.G78]" office:value-type="float" office:value="27360" calcext:value-type="float">
            <text:p>27360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3138.62765" calcext:value-type="currency">
            <text:p>3 138,63 €</text:p>
          </table:table-cell>
          <table:table-cell table:style-name="ce19" table:formula="of:=[.A78]*budgetjour-[.O78]" office:value-type="currency" office:currency="EUR" office:value="711.37235" calcext:value-type="currency">
            <text:p>711,37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8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4012.31" calcext:value-type="float">
            <text:p>4012</text:p>
          </table:table-cell>
          <table:table-cell/>
          <table:table-cell table:style-name="ce13" table:formula="of:=[.H78]+[.G79]" office:value-type="float" office:value="27360" calcext:value-type="float">
            <text:p>27360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3138.62765" calcext:value-type="currency">
            <text:p>3 138,63 €</text:p>
          </table:table-cell>
          <table:table-cell table:style-name="ce19" table:formula="of:=[.A79]*budgetjour-[.O79]" office:value-type="currency" office:currency="EUR" office:value="761.37235" calcext:value-type="currency">
            <text:p>761,37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8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4012.31" calcext:value-type="float">
            <text:p>4012</text:p>
          </table:table-cell>
          <table:table-cell/>
          <table:table-cell table:style-name="ce13" table:formula="of:=[.H79]+[.G80]" office:value-type="float" office:value="27360" calcext:value-type="float">
            <text:p>27360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3138.62765" calcext:value-type="currency">
            <text:p>3 138,63 €</text:p>
          </table:table-cell>
          <table:table-cell table:style-name="ce19" table:formula="of:=[.A80]*budgetjour-[.O80]" office:value-type="currency" office:currency="EUR" office:value="811.37235" calcext:value-type="currency">
            <text:p>811,37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8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4012.31" calcext:value-type="float">
            <text:p>4012</text:p>
          </table:table-cell>
          <table:table-cell/>
          <table:table-cell table:style-name="ce13" table:formula="of:=[.H80]+[.G81]" office:value-type="float" office:value="27360" calcext:value-type="float">
            <text:p>27360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3138.62765" calcext:value-type="currency">
            <text:p>3 138,63 €</text:p>
          </table:table-cell>
          <table:table-cell table:style-name="ce19" table:formula="of:=[.A81]*budgetjour-[.O81]" office:value-type="currency" office:currency="EUR" office:value="861.37235" calcext:value-type="currency">
            <text:p>861,37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8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4012.31" calcext:value-type="float">
            <text:p>4012</text:p>
          </table:table-cell>
          <table:table-cell/>
          <table:table-cell table:style-name="ce13" table:formula="of:=[.H81]+[.G82]" office:value-type="float" office:value="27360" calcext:value-type="float">
            <text:p>27360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3138.62765" calcext:value-type="currency">
            <text:p>3 138,63 €</text:p>
          </table:table-cell>
          <table:table-cell table:style-name="ce19" table:formula="of:=[.A82]*budgetjour-[.O82]" office:value-type="currency" office:currency="EUR" office:value="911.37235" calcext:value-type="currency">
            <text:p>911,37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8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4012.31" calcext:value-type="float">
            <text:p>4012</text:p>
          </table:table-cell>
          <table:table-cell/>
          <table:table-cell table:style-name="ce13" table:formula="of:=[.H82]+[.G83]" office:value-type="float" office:value="27360" calcext:value-type="float">
            <text:p>27360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3138.62765" calcext:value-type="currency">
            <text:p>3 138,63 €</text:p>
          </table:table-cell>
          <table:table-cell table:style-name="ce19" table:formula="of:=[.A83]*budgetjour-[.O83]" office:value-type="currency" office:currency="EUR" office:value="961.37235" calcext:value-type="currency">
            <text:p>961,37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8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4012.31" calcext:value-type="float">
            <text:p>4012</text:p>
          </table:table-cell>
          <table:table-cell/>
          <table:table-cell table:style-name="ce13" table:formula="of:=[.H83]+[.G84]" office:value-type="float" office:value="27360" calcext:value-type="float">
            <text:p>27360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3138.62765" calcext:value-type="currency">
            <text:p>3 138,63 €</text:p>
          </table:table-cell>
          <table:table-cell table:style-name="ce19" table:formula="of:=[.A84]*budgetjour-[.O84]" office:value-type="currency" office:currency="EUR" office:value="1011.37235" calcext:value-type="currency">
            <text:p>1 011,37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8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4012.31" calcext:value-type="float">
            <text:p>4012</text:p>
          </table:table-cell>
          <table:table-cell/>
          <table:table-cell table:style-name="ce13" table:formula="of:=[.H84]+[.G85]" office:value-type="float" office:value="27360" calcext:value-type="float">
            <text:p>27360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3138.62765" calcext:value-type="currency">
            <text:p>3 138,63 €</text:p>
          </table:table-cell>
          <table:table-cell table:style-name="ce19" table:formula="of:=[.A85]*budgetjour-[.O85]" office:value-type="currency" office:currency="EUR" office:value="1061.37235" calcext:value-type="currency">
            <text:p>1 061,37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8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4012.31" calcext:value-type="float">
            <text:p>4012</text:p>
          </table:table-cell>
          <table:table-cell/>
          <table:table-cell table:style-name="ce13" table:formula="of:=[.H85]+[.G86]" office:value-type="float" office:value="27360" calcext:value-type="float">
            <text:p>27360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3138.62765" calcext:value-type="currency">
            <text:p>3 138,63 €</text:p>
          </table:table-cell>
          <table:table-cell table:style-name="ce19" table:formula="of:=[.A86]*budgetjour-[.O86]" office:value-type="currency" office:currency="EUR" office:value="1111.37235" calcext:value-type="currency">
            <text:p>1 111,37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8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4012.31" calcext:value-type="float">
            <text:p>4012</text:p>
          </table:table-cell>
          <table:table-cell/>
          <table:table-cell table:style-name="ce13" table:formula="of:=[.H86]+[.G87]" office:value-type="float" office:value="27360" calcext:value-type="float">
            <text:p>27360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3138.62765" calcext:value-type="currency">
            <text:p>3 138,63 €</text:p>
          </table:table-cell>
          <table:table-cell table:style-name="ce19" table:formula="of:=[.A87]*budgetjour-[.O87]" office:value-type="currency" office:currency="EUR" office:value="1161.37235" calcext:value-type="currency">
            <text:p>1 161,37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8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4012.31" calcext:value-type="float">
            <text:p>4012</text:p>
          </table:table-cell>
          <table:table-cell/>
          <table:table-cell table:style-name="ce13" table:formula="of:=[.H87]+[.G88]" office:value-type="float" office:value="27360" calcext:value-type="float">
            <text:p>27360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3138.62765" calcext:value-type="currency">
            <text:p>3 138,63 €</text:p>
          </table:table-cell>
          <table:table-cell table:style-name="ce19" table:formula="of:=[.A88]*budgetjour-[.O88]" office:value-type="currency" office:currency="EUR" office:value="1211.37235" calcext:value-type="currency">
            <text:p>1 211,37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8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4012.31" calcext:value-type="float">
            <text:p>4012</text:p>
          </table:table-cell>
          <table:table-cell/>
          <table:table-cell table:style-name="ce13" table:formula="of:=[.H88]+[.G89]" office:value-type="float" office:value="27360" calcext:value-type="float">
            <text:p>27360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3138.62765" calcext:value-type="currency">
            <text:p>3 138,63 €</text:p>
          </table:table-cell>
          <table:table-cell table:style-name="ce19" table:formula="of:=[.A89]*budgetjour-[.O89]" office:value-type="currency" office:currency="EUR" office:value="1261.37235" calcext:value-type="currency">
            <text:p>1 261,37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8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4012.31" calcext:value-type="float">
            <text:p>4012</text:p>
          </table:table-cell>
          <table:table-cell/>
          <table:table-cell table:style-name="ce13" table:formula="of:=[.H89]+[.G90]" office:value-type="float" office:value="27360" calcext:value-type="float">
            <text:p>27360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3138.62765" calcext:value-type="currency">
            <text:p>3 138,63 €</text:p>
          </table:table-cell>
          <table:table-cell table:style-name="ce19" table:formula="of:=[.A90]*budgetjour-[.O90]" office:value-type="currency" office:currency="EUR" office:value="1311.37235" calcext:value-type="currency">
            <text:p>1 311,37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8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4012.31" calcext:value-type="float">
            <text:p>4012</text:p>
          </table:table-cell>
          <table:table-cell/>
          <table:table-cell table:style-name="ce13" table:formula="of:=[.H90]+[.G91]" office:value-type="float" office:value="27360" calcext:value-type="float">
            <text:p>27360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3138.62765" calcext:value-type="currency">
            <text:p>3 138,63 €</text:p>
          </table:table-cell>
          <table:table-cell table:style-name="ce19" table:formula="of:=[.A91]*budgetjour-[.O91]" office:value-type="currency" office:currency="EUR" office:value="1361.37235" calcext:value-type="currency">
            <text:p>1 361,37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8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4012.31" calcext:value-type="float">
            <text:p>4012</text:p>
          </table:table-cell>
          <table:table-cell/>
          <table:table-cell table:style-name="ce13" table:formula="of:=[.H91]+[.G92]" office:value-type="float" office:value="27360" calcext:value-type="float">
            <text:p>27360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3138.62765" calcext:value-type="currency">
            <text:p>3 138,63 €</text:p>
          </table:table-cell>
          <table:table-cell table:style-name="ce19" table:formula="of:=[.A92]*budgetjour-[.O92]" office:value-type="currency" office:currency="EUR" office:value="1411.37235" calcext:value-type="currency">
            <text:p>1 411,37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8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4012.31" calcext:value-type="float">
            <text:p>4012</text:p>
          </table:table-cell>
          <table:table-cell/>
          <table:table-cell table:style-name="ce13" table:formula="of:=[.H92]+[.G93]" office:value-type="float" office:value="27360" calcext:value-type="float">
            <text:p>27360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3138.62765" calcext:value-type="currency">
            <text:p>3 138,63 €</text:p>
          </table:table-cell>
          <table:table-cell table:style-name="ce19" table:formula="of:=[.A93]*budgetjour-[.O93]" office:value-type="currency" office:currency="EUR" office:value="1461.37235" calcext:value-type="currency">
            <text:p>1 461,37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8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4012.31" calcext:value-type="float">
            <text:p>4012</text:p>
          </table:table-cell>
          <table:table-cell/>
          <table:table-cell table:style-name="ce13" table:formula="of:=[.H93]+[.G94]" office:value-type="float" office:value="27360" calcext:value-type="float">
            <text:p>27360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3138.62765" calcext:value-type="currency">
            <text:p>3 138,63 €</text:p>
          </table:table-cell>
          <table:table-cell table:style-name="ce19" table:formula="of:=[.A94]*budgetjour-[.O94]" office:value-type="currency" office:currency="EUR" office:value="1511.37235" calcext:value-type="currency">
            <text:p>1 511,37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8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4012.31" calcext:value-type="float">
            <text:p>4012</text:p>
          </table:table-cell>
          <table:table-cell/>
          <table:table-cell table:style-name="ce13" table:formula="of:=[.H94]+[.G95]" office:value-type="float" office:value="27360" calcext:value-type="float">
            <text:p>27360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3138.62765" calcext:value-type="currency">
            <text:p>3 138,63 €</text:p>
          </table:table-cell>
          <table:table-cell table:style-name="ce19" table:formula="of:=[.A95]*budgetjour-[.O95]" office:value-type="currency" office:currency="EUR" office:value="1561.37235" calcext:value-type="currency">
            <text:p>1 561,37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8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4012.31" calcext:value-type="float">
            <text:p>4012</text:p>
          </table:table-cell>
          <table:table-cell/>
          <table:table-cell table:style-name="ce13" table:formula="of:=[.H95]+[.G96]" office:value-type="float" office:value="27360" calcext:value-type="float">
            <text:p>27360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3138.62765" calcext:value-type="currency">
            <text:p>3 138,63 €</text:p>
          </table:table-cell>
          <table:table-cell table:style-name="ce19" table:formula="of:=[.A96]*budgetjour-[.O96]" office:value-type="currency" office:currency="EUR" office:value="1611.37235" calcext:value-type="currency">
            <text:p>1 611,37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4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4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4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4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4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5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igoumenitza</text:p>
          </table:table-cell>
          <table:table-cell table:formula="of:=215" office:value-type="float" office:value="215" calcext:value-type="float">
            <text:p>215</text:p>
          </table:table-cell>
          <table:table-cell table:number-columns-repeated="2"/>
        </table:table-row>
        <table:table-row table:style-name="ro2">
          <table:table-cell table:formula="of:=[.B6]" office:value-type="string" office:string-value="igoumenitza" calcext:value-type="string">
            <text:p>igoumenitza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2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'-→ Istanbul-Toulon 1700</text:p>
          </table:table-cell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4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2">
          <table:table-cell table:style-name="ce28"/>
          <table:table-cell table:number-columns-repeated="4"/>
        </table:table-row>
        <table:table-row table:style-name="ro2">
          <table:table-cell table:style-name="ce28"/>
          <table:table-cell table:number-columns-repeated="4"/>
        </table:table-row>
      </table:table>
      <table:table table:name="Prévision" table:style-name="ta1">
        <table:table-column table:style-name="co2" table:default-cell-style-name="ce28"/>
        <table:table-column table:style-name="co1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2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2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2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2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2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5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5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5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5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5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3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3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3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5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5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5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3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49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5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5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5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table:number-columns-repeated="6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table:number-columns-repeated="6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6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6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1">00/00/0000</text:date>, <text:time style:data-style-name="N2" text:time-value="21:49:50.5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9-01T21:51:42.042000000</dc:date>
    <meta:editing-duration>P51DT12H27M52S</meta:editing-duration>
    <meta:editing-cycles>117</meta:editing-cycles>
    <meta:document-statistic meta:table-count="6" meta:cell-count="1693" meta:object-count="0"/>
  </office:meta>
</office:document-meta>
</file>